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IBMPlexMono" svg:font-family="IBMPlexMono, SFMono-Regular, Menlo, Monaco, Consolas, 'Liberation Mono', 'Courier New', monospace"/>
    <style:font-face style:name="SFMono-Regular" svg:font-family="SFMono-Regular, Menlo, Monaco, Consolas, 'Liberation Mono'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c9ec" officeooo:paragraph-rsid="0014c9ec"/>
    </style:style>
    <style:style style:name="P2" style:family="paragraph" style:parent-style-name="Standard">
      <style:text-properties fo:language="ru" fo:country="RU" officeooo:rsid="00166717" officeooo:paragraph-rsid="00166717"/>
    </style:style>
    <style:style style:name="P3" style:family="paragraph" style:parent-style-name="Standard">
      <style:text-properties fo:language="ru" fo:country="RU" fo:font-weight="normal" officeooo:rsid="0016c80f" officeooo:paragraph-rsid="0016c80f" style:font-weight-asian="normal" style:font-weight-complex="normal"/>
    </style:style>
    <style:style style:name="P4" style:family="paragraph" style:parent-style-name="Standard">
      <style:text-properties fo:language="ru" fo:country="RU" fo:font-weight="normal" officeooo:rsid="00189996" officeooo:paragraph-rsid="00189996" style:font-weight-asian="normal" style:font-weight-complex="normal"/>
    </style:style>
    <style:style style:name="P5" style:family="paragraph" style:parent-style-name="Standard">
      <style:text-properties fo:language="ru" fo:country="RU" officeooo:rsid="001d0859" officeooo:paragraph-rsid="001d0859"/>
    </style:style>
    <style:style style:name="P6" style:family="paragraph" style:parent-style-name="Standard" style:list-style-name="L1">
      <style:text-properties fo:language="en" fo:country="US" officeooo:rsid="00166717" officeooo:paragraph-rsid="00166717"/>
    </style:style>
    <style:style style:name="P7" style:family="paragraph" style:parent-style-name="Standard">
      <style:text-properties fo:language="en" fo:country="US" officeooo:rsid="001d0859" officeooo:paragraph-rsid="001d0859"/>
    </style:style>
    <style:style style:name="P8" style:family="paragraph" style:parent-style-name="Standard" style:list-style-name="L9">
      <style:text-properties fo:language="en" fo:country="US" officeooo:rsid="001d0859" officeooo:paragraph-rsid="001d0859"/>
    </style:style>
    <style:style style:name="P9" style:family="paragraph" style:parent-style-name="Standard">
      <style:text-properties fo:language="en" fo:country="US" officeooo:rsid="001ed6b4" officeooo:paragraph-rsid="001ed6b4"/>
    </style:style>
    <style:style style:name="P10" style:family="paragraph" style:parent-style-name="Standard" style:list-style-name="L1">
      <style:text-properties officeooo:paragraph-rsid="00166717"/>
    </style:style>
    <style:style style:name="P11" style:family="paragraph" style:parent-style-name="Standard" style:list-style-name="L1">
      <style:text-properties officeooo:paragraph-rsid="0016c80f"/>
    </style:style>
    <style:style style:name="P12" style:family="paragraph" style:parent-style-name="Standard">
      <style:text-properties officeooo:rsid="0016c80f" officeooo:paragraph-rsid="0016c80f"/>
    </style:style>
    <style:style style:name="P13" style:family="paragraph" style:parent-style-name="Standard">
      <style:text-properties officeooo:paragraph-rsid="00189996"/>
    </style:style>
    <style:style style:name="P14" style:family="paragraph" style:parent-style-name="Standard" style:list-style-name="L8">
      <style:text-properties officeooo:paragraph-rsid="001b7800"/>
    </style:style>
    <style:style style:name="P15" style:family="paragraph" style:parent-style-name="Standard" style:list-style-name="L8">
      <style:text-properties officeooo:rsid="0019fcb1" officeooo:paragraph-rsid="001ca071"/>
    </style:style>
    <style:style style:name="P16" style:family="paragraph" style:parent-style-name="Standard">
      <style:text-properties officeooo:paragraph-rsid="001d085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66717"/>
    </style:style>
    <style:style style:name="T3" style:family="text">
      <style:text-properties fo:language="en" fo:country="US" officeooo:rsid="0016c80f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weight="bold" officeooo:rsid="00166717" style:font-weight-asian="bold" style:font-weight-complex="bold"/>
    </style:style>
    <style:style style:name="T6" style:family="text">
      <style:text-properties fo:language="en" fo:country="US" fo:font-weight="bold" officeooo:rsid="0016c80f" style:font-weight-asian="bold" style:font-weight-complex="bold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language="en" fo:country="US" fo:font-weight="normal" officeooo:rsid="00189996" style:font-weight-asian="normal" style:font-weight-complex="normal"/>
    </style:style>
    <style:style style:name="T9" style:family="text">
      <style:text-properties fo:language="en" fo:country="US" fo:font-weight="normal" officeooo:rsid="001d0859" style:font-weight-asian="normal" style:font-weight-complex="normal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166717"/>
    </style:style>
    <style:style style:name="T12" style:family="text">
      <style:text-properties fo:language="ru" fo:country="RU" officeooo:rsid="0016c80f"/>
    </style:style>
    <style:style style:name="T13" style:family="text">
      <style:text-properties fo:language="ru" fo:country="RU" fo:font-weight="normal" officeooo:rsid="00189996" style:font-weight-asian="normal" style:font-weight-complex="normal"/>
    </style:style>
    <style:style style:name="T14" style:family="text">
      <style:text-properties fo:language="ru" fo:country="RU" fo:font-weight="normal" officeooo:rsid="001b7800" style:font-weight-asian="normal" style:font-weight-complex="normal"/>
    </style:style>
    <style:style style:name="T15" style:family="text">
      <style:text-properties fo:language="ru" fo:country="RU" fo:font-weight="bold" officeooo:rsid="00189996" style:font-weight-asian="bold" style:font-weight-complex="bold"/>
    </style:style>
    <style:style style:name="T16" style:family="text">
      <style:text-properties fo:color="#292929" loext:opacity="100%" style:font-name="Liberation Serif" fo:font-size="12pt" fo:language="ru" fo:country="RU" fo:font-weight="normal" officeooo:rsid="00166717" fo:background-color="#ffffff" loext:char-shading-value="0" style:font-size-asian="12pt" style:font-size-complex="12pt"/>
    </style:style>
    <style:style style:name="T17" style:family="text">
      <style:text-properties fo:color="#292929" loext:opacity="100%" style:font-name="Liberation Serif" fo:font-size="12pt" fo:language="ru" fo:country="RU" fo:font-weight="normal" officeooo:rsid="0016c80f" fo:background-color="#ffffff" loext:char-shading-value="0" style:font-size-asian="12pt" style:font-size-complex="12pt"/>
    </style:style>
    <style:style style:name="T18" style:family="text">
      <style:text-properties fo:color="#292929" loext:opacity="100%" style:font-name="Liberation Serif" fo:font-size="12pt" fo:language="ru" fo:country="RU" fo:font-weight="normal" fo:background-color="#ffffff" loext:char-shading-value="0" style:font-size-asian="12pt" style:font-weight-asian="normal" style:font-size-complex="12pt" style:font-weight-complex="normal"/>
    </style:style>
    <style:style style:name="T19" style:family="text">
      <style:text-properties fo:color="#292929" loext:opacity="100%" style:font-name="Liberation Serif" fo:font-size="12pt" fo:language="ru" fo:country="RU" fo:font-weight="normal" officeooo:rsid="00189996" fo:background-color="#ffffff" loext:char-shading-value="0" style:font-size-asian="12pt" style:font-weight-asian="normal" style:font-size-complex="12pt" style:font-weight-complex="normal"/>
    </style:style>
    <style:style style:name="T20" style:family="text">
      <style:text-properties fo:color="#292929" loext:opacity="100%" style:font-name="Liberation Serif" fo:font-size="12pt" fo:language="ru" fo:country="RU" fo:font-weight="normal" officeooo:rsid="0019fcb1" fo:background-color="#ffffff" loext:char-shading-value="0" style:font-size-asian="12pt" style:font-weight-asian="normal" style:font-size-complex="12pt" style:font-weight-complex="normal"/>
    </style:style>
    <style:style style:name="T21" style:family="text">
      <style:text-properties fo:color="#292929" loext:opacity="100%" style:font-name="Liberation Serif" fo:font-size="12pt" fo:language="ru" fo:country="RU" fo:font-weight="normal" officeooo:rsid="001b7800" fo:background-color="#ffffff" loext:char-shading-value="0" style:font-size-asian="12pt" style:font-weight-asian="normal" style:font-size-complex="12pt" style:font-weight-complex="normal"/>
    </style:style>
    <style:style style:name="T22" style:family="text">
      <style:text-properties fo:color="#292929" loext:opacity="100%" style:font-name="Liberation Serif" fo:font-size="12pt" fo:language="ru" fo:country="RU" fo:font-weight="normal" officeooo:rsid="001ca071" fo:background-color="#ffffff" loext:char-shading-value="0" style:font-size-asian="12pt" style:font-weight-asian="normal" style:font-size-complex="12pt" style:font-weight-complex="normal"/>
    </style:style>
    <style:style style:name="T23" style:family="text">
      <style:text-properties fo:color="#292929" loext:opacity="100%" style:font-name="Liberation Serif" fo:font-size="12pt" fo:language="ru" fo:country="RU" fo:font-weight="normal" officeooo:rsid="001ed6b4" fo:background-color="#ffffff" loext:char-shading-value="0" style:font-size-asian="12pt" style:font-weight-asian="normal" style:font-size-complex="12pt" style:font-weight-complex="normal"/>
    </style:style>
    <style:style style:name="T24" style:family="text">
      <style:text-properties fo:color="#292929" loext:opacity="100%" style:font-name="Liberation Serif" fo:font-size="12pt" fo:language="ru" fo:country="RU" fo:font-weight="bold" fo:background-color="#ffffff" loext:char-shading-value="0" style:font-size-asian="12pt" style:font-weight-asian="bold" style:font-size-complex="12pt" style:font-weight-complex="bold"/>
    </style:style>
    <style:style style:name="T25" style:family="text">
      <style:text-properties fo:color="#292929" loext:opacity="100%" style:font-name="Liberation Serif" fo:font-size="12pt" fo:language="ru" fo:country="RU" fo:font-weight="bold" officeooo:rsid="00166717" fo:background-color="#ffffff" loext:char-shading-value="0" style:font-size-asian="12pt" style:font-weight-asian="bold" style:font-size-complex="12pt" style:font-weight-complex="bold"/>
    </style:style>
    <style:style style:name="T26" style:family="text">
      <style:text-properties fo:color="#292929" loext:opacity="100%" style:font-name="Liberation Serif" fo:font-size="12pt" fo:language="ru" fo:country="RU" fo:font-weight="bold" officeooo:rsid="0019fcb1" fo:background-color="#ffffff" loext:char-shading-value="0" style:font-size-asian="12pt" style:font-weight-asian="bold" style:font-size-complex="12pt" style:font-weight-complex="bold"/>
    </style:style>
    <style:style style:name="T27" style:family="text">
      <style:text-properties fo:color="#292929" loext:opacity="100%" style:font-name="Liberation Serif" fo:font-size="12pt" fo:language="ru" fo:country="RU" fo:font-weight="bold" officeooo:rsid="001ca071" fo:background-color="#ffffff" loext:char-shading-value="0" style:font-size-asian="12pt" style:font-weight-asian="bold" style:font-size-complex="12pt" style:font-weight-complex="bold"/>
    </style:style>
    <style:style style:name="T28" style:family="text">
      <style:text-properties fo:color="#292929" loext:opacity="100%" style:font-name="Liberation Serif" fo:font-size="12pt" fo:language="en" fo:country="US" fo:font-weight="normal" officeooo:rsid="00166717" fo:background-color="#ffffff" loext:char-shading-value="0" style:font-size-asian="12pt" style:font-size-complex="12pt"/>
    </style:style>
    <style:style style:name="T29" style:family="text">
      <style:text-properties fo:color="#292929" loext:opacity="100%" style:font-name="Liberation Serif" fo:font-size="12pt" fo:language="en" fo:country="US" fo:font-weight="normal" officeooo:rsid="0016c80f" fo:background-color="#ffffff" loext:char-shading-value="0" style:font-size-asian="12pt" style:font-size-complex="12pt"/>
    </style:style>
    <style:style style:name="T30" style:family="text">
      <style:text-properties fo:color="#292929" loext:opacity="100%" style:font-name="Liberation Serif" fo:font-size="12pt" fo:language="en" fo:country="US" fo:font-weight="normal" officeooo:rsid="001b7800" fo:background-color="#ffffff" loext:char-shading-value="0" style:font-size-asian="12pt" style:font-weight-asian="normal" style:font-size-complex="12pt" style:font-weight-complex="normal"/>
    </style:style>
    <style:style style:name="T31" style:family="text">
      <style:text-properties fo:color="#292929" loext:opacity="100%" style:font-name="Liberation Serif" fo:font-size="12pt" fo:language="en" fo:country="US" fo:font-weight="normal" officeooo:rsid="001ca071" fo:background-color="#ffffff" loext:char-shading-value="0" style:font-size-asian="12pt" style:font-weight-asian="normal" style:font-size-complex="12pt" style:font-weight-complex="normal"/>
    </style:style>
    <style:style style:name="T32" style:family="text">
      <style:text-properties fo:color="#292929" loext:opacity="100%" style:font-name="Liberation Serif" fo:font-size="12pt" fo:language="en" fo:country="US" fo:font-weight="normal" officeooo:rsid="001ed6b4" fo:background-color="#ffffff" loext:char-shading-value="0" style:font-size-asian="12pt" style:font-weight-asian="normal" style:font-size-complex="12pt" style:font-weight-complex="normal"/>
    </style:style>
    <style:style style:name="T33" style:family="text">
      <style:text-properties fo:color="#292929" loext:opacity="100%" style:font-name="Liberation Serif" fo:font-size="12pt" fo:language="en" fo:country="US" fo:font-weight="bold" officeooo:rsid="00166717" fo:background-color="#ffffff" loext:char-shading-value="0" style:font-size-asian="12pt" style:font-weight-asian="bold" style:font-size-complex="12pt" style:font-weight-complex="bold"/>
    </style:style>
    <style:style style:name="T34" style:family="text">
      <style:text-properties fo:color="#292929" loext:opacity="100%" style:font-name="Liberation Serif" fo:font-size="12pt" fo:language="en" fo:country="US" fo:font-weight="bold" officeooo:rsid="0016c80f" fo:background-color="#ffffff" loext:char-shading-value="0" style:font-size-asian="12pt" style:font-weight-asian="bold" style:font-size-complex="12pt" style:font-weight-complex="bold"/>
    </style:style>
    <style:style style:name="T35" style:family="text">
      <style:text-properties fo:color="#292929" loext:opacity="100%" style:font-name="Liberation Serif" fo:font-size="12pt" fo:language="en" fo:country="US" fo:font-weight="bold" officeooo:rsid="001ca071" fo:background-color="#ffffff" loext:char-shading-value="0" style:font-size-asian="12pt" style:font-weight-asian="bold" style:font-size-complex="12pt" style:font-weight-complex="bold"/>
    </style:style>
    <style:style style:name="T36" style:family="text">
      <style:text-properties fo:font-variant="normal" fo:text-transform="none" fo:color="#212529" loext:opacity="100%" style:font-name="Liberation Serif" fo:font-size="12pt" fo:letter-spacing="normal" fo:language="en" fo:country="US" fo:font-style="normal" fo:font-weight="bold" officeooo:rsid="0016c80f" style:font-size-asian="12pt" style:font-weight-asian="bold" style:font-size-complex="12pt" style:font-weight-complex="bold"/>
    </style:style>
    <style:style style:name="T37" style:family="text">
      <style:text-properties fo:font-variant="normal" fo:text-transform="none" fo:color="#212529" loext:opacity="100%" style:font-name="Liberation Serif" fo:font-size="12pt" fo:letter-spacing="normal" fo:language="ru" fo:country="RU" fo:font-style="normal" fo:font-weight="bold" officeooo:rsid="00166717" style:font-size-asian="12pt" style:font-weight-asian="bold" style:font-size-complex="12pt" style:font-weight-complex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189996" style:font-weight-asian="normal" style:font-weight-complex="normal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color="#0f4a85" loext:opacity="100%" style:font-name="Consolas" fo:font-size="10.5pt" fo:font-weight="normal" fo:background-color="#ffffff" loext:char-shading-value="0" style:font-weight-asian="normal" style:font-weight-complex="normal"/>
    </style:style>
    <style:style style:name="T42" style:family="text">
      <style:text-properties fo:color="#000000" loext:opacity="100%" style:font-name="Liberation Serif" fo:font-size="12pt" fo:font-weight="normal" fo:background-color="#ffffff" loext:char-shading-value="0" style:font-size-asian="12pt" style:font-weight-asian="normal" style:font-size-complex="12pt" style:font-weight-complex="normal"/>
    </style:style>
    <style:style style:name="T43" style:family="text">
      <style:text-properties fo:color="#000000" loext:opacity="100%" style:font-name="Liberation Serif" fo:font-size="12pt" fo:language="en" fo:country="US" fo:font-weight="normal" officeooo:rsid="001d0859" fo:background-color="#ffffff" loext:char-shading-value="0" style:font-size-asian="12pt" style:font-weight-asian="normal" style:font-size-complex="12pt" style:font-weight-complex="normal"/>
    </style:style>
    <style:style style:name="T44" style:family="text">
      <style:text-properties fo:color="#000000" loext:opacity="100%" style:font-name="Liberation Serif" fo:font-size="12pt" fo:language="ru" fo:country="RU" fo:font-weight="normal" fo:background-color="#ffffff" loext:char-shading-value="0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ля работы микросервиса на рабочей станции должны быть установлены <text:span text:style-name="T1">RabbitMQ </text:span><text:span text:style-name="T10">и </text:span><text:span text:style-name="T1">Python.</text:span></text:p>
      <text:p text:style-name="P2">Так же должны быть установлены следующие фреймворки:</text:p>
      <text:list xml:id="list1461383737" text:style-name="L1">
        <text:list-item>
          <text:p text:style-name="P6"><text:span text:style-name="T40">pika</text:span>, <text:span text:style-name="T10">для работы с брокером сообщений </text:span>RabbitMQ, <text:span text:style-name="T10">устанавливается командой <text:s text:c="9"/></text:span><text:span text:style-name="T40">pip install pika</text:span> <text:span text:style-name="T10">из терминала или командной строки</text:span></text:p>
        </text:list-item>
        <text:list-item>
          <text:p text:style-name="P10"><text:span text:style-name="T5">json</text:span><text:span text:style-name="T2">, </text:span><text:span text:style-name="T11">для работы с данными в формате</text:span><text:span text:style-name="T2"> json, </text:span><text:span text:style-name="T11">устанавливается командой </text:span><text:span text:style-name="T5">pip install json</text:span><text:span text:style-name="T2"> </text:span><text:span text:style-name="T11">из терминала или командной строки, </text:span><text:span text:style-name="T12">в последних версиях </text:span><text:span text:style-name="T3">Python </text:span><text:span text:style-name="T12">идет в комплекте, поэтому установка данного фреймворка может не потребоваться</text:span></text:p>
        </text:list-item>
        <text:list-item>
          <text:p text:style-name="P10"><text:span text:style-name="T5">joblib</text:span><text:span text:style-name="T2">, </text:span><text:span text:style-name="T11">для работы с серелиазацией данных</text:span><text:span text:style-name="T2">, </text:span><text:span text:style-name="T11">устанавливается командой <text:s text:c="22"/></text:span><text:span text:style-name="T5">pip install joblib</text:span><text:span text:style-name="T2"> </text:span><text:span text:style-name="T11">из терминала или командной строки</text:span></text:p>
        </text:list-item>
        <text:list-item>
          <text:p text:style-name="P10"><text:span text:style-name="T5">pandas</text:span><text:span text:style-name="T2">, </text:span><text:span text:style-name="T11">для работы с датафреймами</text:span><text:span text:style-name="T2">, </text:span><text:span text:style-name="T11">устанавливается командой </text:span><text:span text:style-name="T5">pip install pandas</text:span><text:span text:style-name="T2"> </text:span><text:span text:style-name="T11">из терминала или командной строки</text:span></text:p>
        </text:list-item>
        <text:list-item>
          <text:p text:style-name="P11"><text:span text:style-name="T5">torch</text:span><text:span text:style-name="T2">, </text:span><text:span text:style-name="T11">для работы с нейронными сетями</text:span><text:span text:style-name="T2">, </text:span><text:span text:style-name="T11">устанавливается командой </text:span><text:span text:style-name="T37">pip3 install torch torchvision torchaudio --extra-index-url https://download.pytorch.org/whl/cu113</text:span><text:span text:style-name="T2"> </text:span><text:span text:style-name="T11">из терминала или командной строки</text:span></text:p>
        </text:list-item>
        <text:list-item>
          <text:p text:style-name="P10"><text:span text:style-name="T5">datasets</text:span><text:span text:style-name="T2">, </text:span><text:span text:style-name="T11">для работы с датасетами в формате </text:span><text:span text:style-name="T2">pytorch, </text:span><text:span text:style-name="T11">устанавливается командой </text:span><text:span text:style-name="T2">pip i</text:span><text:span text:style-name="T5">nstall -</text:span><text:span text:style-name="T6">U </text:span><text:span text:style-name="T5">datasets</text:span><text:span text:style-name="T2"> </text:span><text:span text:style-name="T11">из терминала или командной строки</text:span></text:p>
        </text:list-item>
        <text:list-item>
          <text:p text:style-name="P11"><text:span text:style-name="T6">sklearn</text:span><text:span text:style-name="T3">, </text:span><text:span text:style-name="T11">для работы с </text:span><text:span text:style-name="T12">моделями машинного обучения(</text:span><text:span text:style-name="T3">KNN</text:span><text:span text:style-name="T12">)</text:span><text:span text:style-name="T2">, </text:span><text:span text:style-name="T11">устанавливается командой </text:span><text:span text:style-name="T5">pip install </text:span><text:span text:style-name="T36">-U scikit-learn</text:span><text:span text:style-name="T3"> </text:span><text:span text:style-name="T11">из терминала или командной строки</text:span></text:p>
        </text:list-item>
        <text:list-item>
          <text:p text:style-name="P11"><text:span text:style-name="T25">transformers</text:span><text:span text:style-name="T16">, для работы </text:span><text:span text:style-name="T17">с нейронными сетями семейства </text:span><text:span text:style-name="T29">transformers</text:span><text:span text:style-name="T28">, </text:span><text:span text:style-name="T16">устанавливается командой </text:span><text:span text:style-name="T33">pip install </text:span><text:span text:style-name="T34">transformers</text:span><text:span text:style-name="T28"> </text:span><text:span text:style-name="T16">из терминала или командной строки</text:span></text:p>
        </text:list-item>
      </text:list>
      <text:p text:style-name="P12"><text:span text:style-name="T11">П</text:span><text:span text:style-name="T10">ри установке в системе </text:span><text:span text:style-name="T1">Linux </text:span><text:span text:style-name="T10">возможно надо будет вместо команды </text:span><text:span text:style-name="T4">pip</text:span><text:span text:style-name="T1"> </text:span><text:span text:style-name="T10">использовать </text:span><text:span text:style-name="T4">pip3.</text:span></text:p>
      <text:p text:style-name="P3"/>
      <text:p text:style-name="P4">В скрипте микросервиса используются следующие установоночные константы:</text:p>
      <text:list xml:id="list1679142077" text:style-name="L8">
        <text:list-item>
          <text:p text:style-name="P14"><text:span text:style-name="T13">для работы с брокером сообщений </text:span><text:span text:style-name="T8">RabbitMQ:<text:line-break/></text:span><text:span text:style-name="T13">1. </text:span><text:span text:style-name="T8">LOGIN<text:line-break/></text:span><text:span text:style-name="T13">логин для работы с </text:span><text:span text:style-name="T8">RabbitMQ, </text:span><text:span text:style-name="T14">тип строка</text:span><text:span text:style-name="T8"><text:line-break/>2. PASSWORD<text:line-break/></text:span><text:span text:style-name="T13">пароль для работы с </text:span><text:span text:style-name="T8">RabbitMQ, </text:span><text:span text:style-name="T14">тип строка</text:span><text:span text:style-name="T8"><text:line-break/>3. HOST<text:line-break/></text:span><text:span text:style-name="T13">хост для работы с </text:span><text:span text:style-name="T8">RabbitMQ, </text:span><text:span text:style-name="T13">в виде </text:span><text:span text:style-name="T8">IP-</text:span><text:span text:style-name="T13">адреса, </text:span><text:span text:style-name="T14">тип строка</text:span><text:span text:style-name="T13"><text:line-break/>4. </text:span><text:span text:style-name="T8">PORT<text:line-break/></text:span><text:span text:style-name="T13">порт для работы с </text:span><text:span text:style-name="T8">RabbitMQ, </text:span><text:span text:style-name="T13">обычно равен </text:span><text:span text:style-name="T15">5672, </text:span><text:span text:style-name="T14">тип целое число</text:span><text:span text:style-name="T13"><text:line-break/>5. </text:span><text:span text:style-name="T8">VIRTUAL_HOST<text:line-break/></text:span><text:span text:style-name="T13">виртуальный хост для работы с </text:span><text:span text:style-name="T8">RabbitMQ, </text:span><text:span text:style-name="T14">тип строка</text:span><text:span text:style-name="T8"><text:line-break/>6. QUEUE1<text:line-break/></text:span><text:span text:style-name="T13">имя очереди для приема сообщений, </text:span><text:span text:style-name="T14">тип строка</text:span><text:span text:style-name="T13"><text:line-break/>7. </text:span><text:span text:style-name="T8">QUEUE2<text:line-break/></text:span><text:span text:style-name="T13">имя очереди для отправки ответа, </text:span><text:span text:style-name="T14">тип строка</text:span><text:span text:style-name="T13"><text:line-break/>8. </text:span><text:span text:style-name="T19">PREFETCH_COUNT<text:line-break/></text:span><text:span text:style-name="T20">ограничение на количество принимаемых сообщений без подтверждения, значение ноль означает бесконечное множество сообщений без ограничения, </text:span><text:span text:style-name="T21">тип целое число</text:span><text:span text:style-name="T19"><text:line-break/></text:span><text:span text:style-name="T20">9. EXCHANGE1<text:line-break/>имя обменника для приема сообщений, </text:span><text:span text:style-name="T21">тип строка</text:span><text:span text:style-name="T20"><text:line-break/>10.EXCHANGE2<text:line-break/>имя обменника для отправки ответа, </text:span><text:span text:style-name="T21">тип строка</text:span><text:span text:style-name="T20"><text:line-break/>11. EXCHANGE_TYPE<text:line-break/>тип обменника, </text:span><text:span text:style-name="T21">тип строка</text:span><text:span text:style-name="T20"><text:line-break/></text:span><text:span text:style-name="T26"><text:line-break/></text:span></text:p>
        </text:list-item>
        <text:list-item>
          <text:p text:style-name="P15"><text:span text:style-name="T18">для работы </text:span><text:span text:style-name="T21">с моделями<text:line-break/>1. </text:span><text:span text:style-name="T18">PRE_TRAINED_MODEL_NAME<text:line-break/></text:span><text:soft-page-break/><text:span text:style-name="T18">имя предобученней модели трансформер, равно</text:span><text:span text:style-name="T24"> 'microsoft/deberta-large'</text:span><text:span text:style-name="T18">, </text:span><text:span text:style-name="T21">тип строка</text:span><text:span text:style-name="T24"><text:line-break/></text:span><text:span text:style-name="T21">2. </text:span><text:span text:style-name="T30">RANDOM_STATE<text:line-break/></text:span><text:span text:style-name="T21">для установки значения генератора рандомайзера для воспроизводимости экмперимента(вычислений), тип целое число, </text:span><text:span text:style-name="T22">обычно равно </text:span><text:span text:style-name="T27">42</text:span><text:span text:style-name="T21"><text:line-break/>3. </text:span><text:span text:style-name="T30">MAX_LEN<text:line-break/></text:span><text:span text:style-name="T21">максимальная длина </text:span><text:span text:style-name="T22">входных данных для нейронной сети, тип целое число, при обучении моделей было использовано значение </text:span><text:span text:style-name="T27">400</text:span><text:span text:style-name="T22"><text:line-break/>4. </text:span><text:span text:style-name="T31">output_model_dl_path<text:line-break/></text:span><text:span text:style-name="T22">путь к файлу с нейронной сетью без названия файла, тип список строк<text:line-break/>файлы должны называться </text:span><text:span text:style-name="T35">pytorch_model.bin</text:span><text:span text:style-name="T31"> </text:span><text:span text:style-name="T22">и </text:span><text:span text:style-name="T35">config.json</text:span><text:span text:style-name="T31">, </text:span><text:span text:style-name="T22">для каждой модели лежать в своей папке, пути должны быть в том же порядке, что и список кодов моделей(см.ниже)<text:line-break/>5. <text:s/></text:span><text:span text:style-name="T31">output_model_dl_path<text:line-break/></text:span><text:span text:style-name="T22">полный путь к моделям классификатора с именем файла, тип список строк<text:line-break/>должны идти в том же порядке как и модели нейронных сетей в списке моделей нейронных сетей<text:line-break/>6. </text:span><text:span text:style-name="T31">unique_labels_path<text:line-break/></text:span><text:span text:style-name="T22">полный путь к меткам моделей с именем файла, тип список строк<text:line-break/>тоже самое что и для моделей классификатора<text:line-break/><text:line-break/></text:span><text:span text:style-name="T23">прописывать путь лучше через «/», так как некоторые символы могут быть восприняты системой, как служебные<text:line-break/></text:span><text:span text:style-name="T22"><text:line-break/>7. </text:span><text:span text:style-name="T31">list_code<text:line-break/></text:span><text:span text:style-name="T22">список кодов моделей, тип список строк<text:line-break/>порядок вхождения в список должен соответствовать спискам нейронных сетей, моделей классификатора и списка меток</text:span></text:p>
        </text:list-item>
      </text:list>
      <text:p text:style-name="P13"><text:span text:style-name="T8"/></text:p>
      <text:p text:style-name="P5"><text:span text:style-name="T39">М</text:span><text:span text:style-name="T38">икросервис должен получать сообщения в </text:span><text:span text:style-name="T7">json </text:span><text:span text:style-name="T38">формате в виде</text:span></text:p>
      <text:p text:style-name="P16"><text:span text:style-name="T9">{‘code’: code, ‘Product name’: product, ‘</text:span><text:span text:style-name="T42">Product description</text:span><text:span text:style-name="T41">’</text:span><text:span text:style-name="T42">: </text:span><text:span text:style-name="T43">description}</text:span></text:p>
      <text:p text:style-name="P5"><text:span text:style-name="T42">где:</text:span></text:p>
      <text:list xml:id="list1097449821" text:style-name="L9">
        <text:list-item>
          <text:p text:style-name="P8"><text:span text:style-name="T42">code – </text:span><text:span text:style-name="T44">условный код(название) модели, тип строка, эти коды вносят в </text:span><text:span text:style-name="T42">list_code</text:span></text:p>
        </text:list-item>
        <text:list-item>
          <text:p text:style-name="P8"><text:span text:style-name="T42">product – </text:span><text:span text:style-name="T44">имя продукта, тип строка</text:span></text:p>
        </text:list-item>
        <text:list-item>
          <text:p text:style-name="P8"><text:span text:style-name="T42">dedcription – </text:span><text:span text:style-name="T44">описание продукта, тип строка</text:span></text:p>
        </text:list-item>
      </text:list>
      <text:p text:style-name="P7"><text:span text:style-name="T44"/></text:p>
      <text:p text:style-name="P7"><text:span text:style-name="T44">Микросервис отдает ответ в том же формате, добавляя поле </text:span><text:span text:style-name="T42">categorise, </text:span><text:span text:style-name="T44">которое содержит искомую категоризацию.</text:span></text:p>
      <text:p text:style-name="P7"><text:span text:style-name="T44"/></text:p>
      <text:p text:style-name="P7"><text:span text:style-name="T44">Микросервис не содержит в себе функцию защиты от дурака!!!</text:span></text:p>
      <text:p text:style-name="P7"><text:span text:style-name="T44">Все данные должны поступать в строго оговоренном виде, продюсер не должен закрывать канал, иначе микросервис прекратит работу с ошибкой закрытия канала!</text:span></text:p>
      <text:p text:style-name="P7"><text:span text:style-name="T44"/></text:p>
      <text:p text:style-name="P7"><text:span text:style-name="T44">Микросервис загружает все нужные модели сразу! Рабочая станция должна иметь соответсвующий размер памяти!!! на каждую модель до 2ГБ!!!</text:span></text:p>
      <text:p text:style-name="P7"><text:span text:style-name="T44"/></text:p>
      <text:p text:style-name="P9"><text:span text:style-name="T44">Микросервис может работать и без подключения видеокарты, но время на обработку сообщений многократно увеличивается!!!</text:span></text:p>
      <text:p text:style-name="P7"><text:span text:style-name="T38"/></text:p>
      <text:p text:style-name="P13"><text:span text:style-name="T8">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IBMPlexMono" svg:font-family="IBMPlexMono, SFMono-Regular, Menlo, Monaco, Consolas, 'Liberation Mono', 'Courier New', monospace"/>
    <style:font-face style:name="SFMono-Regular" svg:font-family="SFMono-Regular, Menlo, Monaco, Consolas, 'Liberation Mono'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9T18:17:24.435000000</meta:creation-date>
    <dc:date>2022-06-19T20:47:44.708000000</dc:date>
    <meta:editing-duration>PT5M54S</meta:editing-duration>
    <meta:editing-cycles>1</meta:editing-cycles>
    <meta:document-statistic meta:table-count="0" meta:image-count="0" meta:object-count="0" meta:page-count="2" meta:paragraph-count="26" meta:word-count="617" meta:character-count="4452" meta:non-whitespace-character-count="3834"/>
    <meta:generator>LibreOffice/7.0.3.1$Windows_X86_64 LibreOffice_project/d7547858d014d4cf69878db179d326fc3483e082</meta:generator>
  </office:meta>
</office:document-meta>
</file>